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Glo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Footw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Boo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h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and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lipp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Jack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Soft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Hard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Fle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Snowspo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R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Bot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Dr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T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Base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Sw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Swimw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Gai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Wat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Sungla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Jewe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Wal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Ha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Scarves &amp; Bandan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Bel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Clim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Caribiners &amp; Quickdra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Be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Ro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Harn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Ch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Disc Golf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Dis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Pickleb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Inline Sk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Sk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Whe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Re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Long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De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Whe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Tru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Snowsho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shoe</text:p>
          </table:table-cell>
          <table:table-cell table:style-name="ce1" office:value-type="string" calcext:value-type="string">
            <text:p>Snowsh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shoe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Camping &amp; Hi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T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Sleeping 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Ground 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amm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P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Cooking Suppl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Camp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yd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L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iking Po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Nav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Survi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Paddle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Kaya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Can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Stand-up Paddle Boa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Padd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PF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Transpor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Clo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S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Alp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Alpine</text:p>
          </table:table-cell>
          <table:table-cell table:style-name="ce1" office:value-type="string" calcext:value-type="string">
            <text:p>Sk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Alpine</text:p>
          </table:table-cell>
          <table:table-cell table:style-name="ce1" office:value-type="string" calcext:value-type="string">
            <text:p>Bin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Alpine</text:p>
          </table:table-cell>
          <table:table-cell table:style-name="ce1" office:value-type="string" calcext:value-type="string">
            <text:p>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Alpine</text:p>
          </table:table-cell>
          <table:table-cell table:style-name="ce1" office:value-type="string" calcext:value-type="string">
            <text:p>Po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Nord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Nordic</text:p>
          </table:table-cell>
          <table:table-cell table:style-name="ce1" office:value-type="string" calcext:value-type="string">
            <text:p>Sk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Nordic</text:p>
          </table:table-cell>
          <table:table-cell table:style-name="ce1" office:value-type="string" calcext:value-type="string">
            <text:p>Bin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Nordic</text:p>
          </table:table-cell>
          <table:table-cell table:style-name="ce1" office:value-type="string" calcext:value-type="string">
            <text:p>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Nordic</text:p>
          </table:table-cell>
          <table:table-cell table:style-name="ce1" office:value-type="string" calcext:value-type="string">
            <text:p>Po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2" office:value-type="string" calcext:value-type="string">
            <text:p>Skiboards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Gogg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Transpor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Wax &amp; Tu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ki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Snow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oa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in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oo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Gogg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Transpor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Wax &amp; Tu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Water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Watersports</text:p>
          </table:table-cell>
          <table:table-cell table:style-name="ce1" office:value-type="string" calcext:value-type="string">
            <text:p>Scuba G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Watersports</text:p>
          </table:table-cell>
          <table:table-cell table:style-name="ce1" office:value-type="string" calcext:value-type="string">
            <text:p>F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Watersports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Travel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Lugg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R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Contai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Nav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Life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Déc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Toys &amp;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Me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M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DV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Magaz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Came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Phon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Binoculars &amp; Sco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Wat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Yo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Food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15-03-10T14:50:21</meta:creation-date>
    <dc:date>2015-03-11T12:58:28.625000000</dc:date>
    <meta:generator>LibreOffice/4.4.0.3$Windows_x86 LibreOffice_project/de093506bcdc5fafd9023ee680b8c60e3e0645d7</meta:generator>
    <meta:editing-duration>PT21M39S</meta:editing-duration>
    <meta:editing-cycles>6</meta:editing-cycles>
    <meta:document-statistic meta:table-count="1" meta:cell-count="4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